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26fd5" officeooo:paragraph-rsid="001abc5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26fd5" officeooo:paragraph-rsid="00189da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26fd5" officeooo:paragraph-rsid="001abc5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89da0" officeooo:paragraph-rsid="00189da0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89da0" officeooo:paragraph-rsid="001abc51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26fd5" officeooo:paragraph-rsid="00189da0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26fd5" officeooo:paragraph-rsid="001abc51" style:font-size-asian="15pt" style:font-weight-asian="normal" style:font-size-complex="15pt" style:font-weight-complex="normal"/>
    </style:style>
    <style:style style:name="P8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26fd5" officeooo:paragraph-rsid="001bb5a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70%" fo:text-align="center" style:justify-single-word="false"/>
      <style:text-properties fo:color="#000000" fo:font-size="15pt" fo:font-weight="normal" officeooo:rsid="00126fd5" officeooo:paragraph-rsid="001bb5a3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line-height="170%" fo:text-align="center" style:justify-single-word="false"/>
      <style:text-properties fo:color="#000000" fo:font-size="20pt" fo:font-weight="normal" officeooo:rsid="00126fd5" officeooo:paragraph-rsid="001abc51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3fc25"/>
    </style:style>
    <style:style style:name="T4" style:family="text">
      <style:text-properties officeooo:rsid="00176497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1bb5a3" style:font-size-asian="15pt" style:font-size-complex="15pt"/>
    </style:style>
    <style:style style:name="T7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Lá Vem Ele</text:span><text:tab/><text:tab/><text:span text:style-name="T2">Andréa Fontes <text:s text:c="9"/></text:span><text:span text:style-name="T5"><text:s/></text:span><text:span text:style-name="T6">[ 7 ]</text:span></text:p>
      <text:p text:style-name="P9">Certa vez um homem cego e abandonado em Jericó</text:p>
      <text:p text:style-name="P6">Cabisbaixo abatido quando escutou alguém gritar: '<text:span text:style-name="T4">L</text:span>á vem ele. <text:span text:style-name="T4">2x.</text:span></text:p>
      <text:p text:style-name="P6"/>
      <text:p text:style-name="P6">E do lado de fora da cidad<text:span text:style-name="T4">e </text:span>Dez leprosos tentam entrar de repente alguém passa , E eles ouvem comentar: <text:s text:c="9"/>Lá vem ele. 2x.</text:p>
      <text:p text:style-name="P6"/>
      <text:p text:style-name="P6">Em Cafarnaum um paralitico ouviu falar Até pra sogra de Pedro alguém correu foi avisar. <text:s/>Lá vem .2x</text:p>
      <text:p text:style-name="P2"/>
      <text:p text:style-name="P6"/>
      <text:p text:style-name="P6">Lá vem ele trazendo a cura quebrando as correntes ,Trazendo a libertação. La vem ele rompendo barreiras ministrando a todos a sua unção,Lá vem ele guerreando só pra te fazer vencer Lá vem ele</text:p>
      <text:p text:style-name="P6">La vem ele cortando os laços sarando as feridas. Que existem no seu coração Lá vem ele na frente servindo de escudo Colocando muralhas ao chão Lá vem ele então clame e <text:span text:style-name="T3">comece</text:span> a gritar</text:p>
      <text:p text:style-name="P6">Lá vem ele</text:p>
      <text:p text:style-name="P2"/>
      <text:p text:style-name="P6"/>
      <text:p text:style-name="P6">Até Jairo com sua filha morta também pôde escutar E <text:span text:style-name="T3">Zaqueu</text:span> subiu na árvore só para ver ele passar. <text:s text:c="7"/>L<text:span text:style-name="T4">á </text:span>vem ele. <text:s text:c="4"/>2x.</text:p>
      <text:p text:style-name="P6">Vejam Marta e Maria que nem esperanças tinham mais Pois seu irmão já estava morto, pois <text:span text:style-name="T3">alguém</text:span> foi avisar. <text:s text:c="3"/>Lá vem ele 2x</text:p>
      <text:p text:style-name="P6">O homem com a mão mirrada esperava ele passar</text:p>
      <text:p text:style-name="P6">E uma mulher empurra a multidão Apenas para tocar nas vestes dele Aleluia <text:s/>Lá vem ele</text:p>
      <text:p text:style-name="P4">{ Final <text:s text:c="3"/>Lá vem ele <text:s/>5x }</text:p>
      <text:p text:style-name="P10"/>
      <text:p text:style-name="P1"><text:span text:style-name="T1">Lá Vem Ele</text:span><text:tab/><text:tab/><text:span text:style-name="T2">Andréa Fontes <text:s text:c="9"/></text:span><text:span text:style-name="T5"><text:s/></text:span><text:span text:style-name="T6">[ 7 ]</text:span></text:p>
      <text:p text:style-name="P7"/>
      <text:p text:style-name="P7">Certa vez um homem cego e abandonado em Jericó</text:p>
      <text:p text:style-name="P7">Cabisbaixo abatido quando escutou alguém gritar: '<text:span text:style-name="T4">L</text:span>á vem ele. <text:span text:style-name="T4">2x.</text:span></text:p>
      <text:p text:style-name="P7"/>
      <text:p text:style-name="P7">E do lado de fora da cidad<text:span text:style-name="T4">e </text:span>Dez leprosos tentam entrar de repente alguém passa , E eles ouvem comentar: <text:s text:c="9"/>Lá vem ele. 2x.</text:p>
      <text:p text:style-name="P7"/>
      <text:p text:style-name="P7">Em Cafarnaum um paralitico ouviu falar Até pra sogra de Pedro alguém correu foi avisar. <text:s/>Lá vem .2x</text:p>
      <text:p text:style-name="P3"/>
      <text:p text:style-name="P7"/>
      <text:p text:style-name="P7">Lá vem ele trazendo a cura quebrando as correntes ,Trazendo a libertação. La vem ele rompendo barreiras ministrando a todos a sua unção,Lá vem ele guerreando só pra te fazer vencer Lá vem ele</text:p>
      <text:p text:style-name="P7">La vem ele cortando os laços sarando as feridas. Que existem no seu coração Lá vem ele na frente servindo de escudo Colocando muralhas ao chão Lá vem ele então clame e <text:span text:style-name="T3">comece</text:span> a gritar</text:p>
      <text:p text:style-name="P7">Lá vem ele</text:p>
      <text:p text:style-name="P3"/>
      <text:p text:style-name="P7"/>
      <text:p text:style-name="P7">Até Jairo com sua filha morta também pôde escutar E <text:span text:style-name="T3">Zaqueu</text:span> subiu na árvore só para ver ele passar. <text:s text:c="7"/>L<text:span text:style-name="T4">á </text:span>vem ele. <text:s text:c="4"/>2x.</text:p>
      <text:p text:style-name="P7">Vejam Marta e Maria que nem esperanças tinham mais Pois seu irmão já estava morto, pois <text:span text:style-name="T3">alguém</text:span> foi avisar. <text:s text:c="3"/>Lá vem ele 2x</text:p>
      <text:p text:style-name="P7">O homem com a mão mirrada esperava ele passar</text:p>
      <text:p text:style-name="P7">E uma mulher empurra a multidão Apenas para tocar nas vestes dele Aleluia <text:s/>Lá vem ele</text:p>
      <text:p text:style-name="P5">{ Final <text:s text:c="3"/>Lá vem ele <text:s/>5x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07T23:16:09.474781645</dc:date>
    <meta:editing-cycles>18</meta:editing-cycles>
    <meta:editing-duration>PT33M46S</meta:editing-duration>
    <meta:generator>LibreOffice/5.1.4.2$Linux_X86_64 LibreOffice_project/10m0$Build-2</meta:generator>
    <meta:print-date>2016-09-07T23:13:59.711899582</meta:print-date>
    <meta:document-statistic meta:table-count="0" meta:image-count="0" meta:object-count="0" meta:page-count="1" meta:paragraph-count="26" meta:word-count="438" meta:character-count="2336" meta:non-whitespace-character-count="1844"/>
  </office:meta>
</office:document-meta>
</file>